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f4f" officeooo:paragraph-rsid="0007df4f"/>
    </style:style>
    <style:style style:name="P2" style:family="paragraph" style:parent-style-name="Standard">
      <style:text-properties officeooo:rsid="0007df4f" officeooo:paragraph-rsid="0009d187"/>
    </style:style>
    <style:style style:name="P3" style:family="paragraph" style:parent-style-name="Standard">
      <style:text-properties officeooo:rsid="0007df4f" officeooo:paragraph-rsid="000aa8e9"/>
    </style:style>
    <style:style style:name="P4" style:family="paragraph" style:parent-style-name="Standard">
      <style:text-properties officeooo:rsid="00099d3d" officeooo:paragraph-rsid="00099d3d"/>
    </style:style>
    <style:style style:name="P5" style:family="paragraph" style:parent-style-name="Text_20_body">
      <style:text-properties officeooo:paragraph-rsid="0007df4f"/>
    </style:style>
    <style:style style:name="T1" style:family="text">
      <style:text-properties officeooo:rsid="0007df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git sync remote repository</text:p>
      <text:p text:style-name="P4">--------------------------------------</text:p>
      <text:p text:style-name="P4">create source</text:p>
      <text:p text:style-name="P4">git init</text:p>
      <text:p text:style-name="P4"/>
      <text:p text:style-name="P4">make source changes</text:p>
      <text:p text:style-name="P4"/>
      <text:p text:style-name="P4">git add &lt;source files&gt;</text:p>
      <text:p text:style-name="P4">git commit -m “command”</text:p>
      <text:p text:style-name="P4"/>
      <text:p text:style-name="P4">Create repository in github.com</text:p>
      <text:p text:style-name="P4"/>
      <text:p text:style-name="P4">git remote add origin &lt;git url&gt;</text:p>
      <text:p text:style-name="P4">git branch -M main</text:p>
      <text:p text:style-name="P4">git push origin master</text:p>
      <text:p text:style-name="P4"/>
      <text:p text:style-name="P4"/>
      <text:p text:style-name="P1">RDBMS (Relational Database Management System)</text:p>
      <text:p text:style-name="P1">------------------</text:p>
      <text:p text:style-name="P1"><text:s/>What Is an Association?</text:p>
      <text:p text:style-name="P1"/>
      <text:p text:style-name="P3">An association defines a relationship between two entity objects based on common attributes. The relationship can be </text:p>
      <text:p text:style-name="P3">one-to-one or </text:p>
      <text:p text:style-name="P3">one-to-many; you can use two one-to-many associations to implement a </text:p>
      <text:p text:style-name="P3">many-to-many relationship. The association allows entity objects to access the data of other entity objects through a persistent reference.</text:p>
      <text:p text:style-name="P2"><text:s/></text:p>
      <text:p text:style-name="P2">Associations act independently from referential integrity constraints</text:p>
      <text:p text:style-name="P1"/>
      <text:p text:style-name="P1">Although the same type of relationship can also exist at the table level through a foreign-key relationship or object REF, an entity object only needs an association to access the data of another entity object. You can create associations regardless of whether the database has the corresponding referential integrity constraints.</text:p>
      <text:p text:style-name="P1"/>
      <text:p text:style-name="P1">One-to-one</text:p>
      <text:p text:style-name="P5"/>
      <text:p text:style-name="P5"><text:span text:style-name="T1">Both tables can have only one record on each side of the relationship.</text:span>Each primary key value relates to none or only one record in the related table.Most one-to-one relationships are forced by business rules and do not flow naturally from the data. Without such a rule, you can typically combine both tables without breaking any normalization rules.</text:p>
      <text:p text:style-name="P5">One-to-many</text:p>
      <text:p text:style-name="P5">The primary key table contains only one record that relates to none, one, or many records in the related table.</text:p>
      <text:p text:style-name="P5"/>
      <text:p text:style-name="P5"/>
      <text:p text:style-name="P5"/>
      <text:p text:style-name="P5"><text:soft-page-break/>Many-to-many</text:p>
      <text:p text:style-name="P5">Each record in both tables can relate to none or any number of records in the other table. These relationships require a third table, called an associate or linking table, because relational systems cannot directly accommodate the relationship.</text:p>
      <text:p text:style-name="P5"/>
      <text:p text:style-name="P5"/>
      <text:p text:style-name="P5"/>
      <text:p text:style-name="P1"/>
      <text:p text:style-name="P1"/>
      <text:p text:style-name="P1"/>
      <text:p text:style-name="P1"/>
      <text:p text:style-name="P1">ORM(Object Relational Mapping)</text:p>
      <text:p text:style-name="P1">------------------</text:p>
      <text:p text:style-name="P1"/>
      <text:p text:style-name="P1">Data Structur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12:01:22.566767639</meta:creation-date>
    <dc:date>2021-10-08T16:46:36.807566604</dc:date>
    <meta:editing-duration>PT3H54M52S</meta:editing-duration>
    <meta:editing-cycles>3</meta:editing-cycles>
    <meta:generator>LibreOffice/6.4.7.2$Linux_X86_64 LibreOffice_project/40$Build-2</meta:generator>
    <meta:document-statistic meta:table-count="0" meta:image-count="0" meta:object-count="0" meta:page-count="2" meta:paragraph-count="30" meta:word-count="277" meta:character-count="1876" meta:non-whitespace-character-count="1623"/>
  </office:meta>
</office:document-meta>
</file>